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6d90" officeooo:paragraph-rsid="00196d90"/>
    </style:style>
    <style:style style:name="P2" style:family="paragraph" style:parent-style-name="Standard">
      <style:text-properties officeooo:rsid="001b1c1c" officeooo:paragraph-rsid="001b1c1c"/>
    </style:style>
    <style:style style:name="P3" style:family="paragraph" style:parent-style-name="Standard">
      <style:text-properties officeooo:rsid="001ddb7e" officeooo:paragraph-rsid="001ddb7e"/>
    </style:style>
    <style:style style:name="P4" style:family="paragraph" style:parent-style-name="Standard">
      <style:text-properties officeooo:rsid="001ddb7e" officeooo:paragraph-rsid="001ddb7e"/>
    </style:style>
    <style:style style:name="P5" style:family="paragraph" style:parent-style-name="Standard">
      <style:text-properties officeooo:rsid="002003c4" officeooo:paragraph-rsid="00200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6</text:p>
      <text:p text:style-name="P1"/>
      <text:p text:style-name="P2">Controller search message by member</text:p>
      <text:p text:style-name="P2"/>
      <text:p text:style-name="P3">Change routing</text:p>
      <text:p text:style-name="P3">Add messageId</text:p>
      <text:p text:style-name="P3">Change ApplicagtionDb <text:s text:c="2"/>take the object instead of Dbset</text:p>
      <text:p text:style-name="P3">Change to take member object</text:p>
      <text:p text:style-name="P3"/>
      <text:p text:style-name="P3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56:47.671000000</meta:creation-date>
    <meta:generator>LibreOffice/5.2.4.2$Windows_x86 LibreOffice_project/3d5603e1122f0f102b62521720ab13a38a4e0eb0</meta:generator>
    <dc:date>2017-03-04T13:16:01.949000000</dc:date>
    <meta:editing-duration>PT3H20M20S</meta:editing-duration>
    <meta:editing-cycles>4</meta:editing-cycles>
    <meta:document-statistic meta:table-count="0" meta:image-count="0" meta:object-count="0" meta:page-count="1" meta:paragraph-count="6" meta:word-count="24" meta:character-count="151" meta:non-whitespace-character-count="131"/>
  </office:meta>
</office:document-meta>
</file>